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4625in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3.462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3.4625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6.92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3.4625in" style:rel-column-width="32767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6.92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3.4625in" style:rel-column-width="32767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925in" style:rel-width="100%" fo:margin-left="0in" fo:margin-top="0in" fo:margin-bottom="0in" table:align="left" style:writing-mode="lr-tb"/>
    </style:style>
    <style:style style:name="Table7.A" style:family="table-column">
      <style:table-column-properties style:column-width="3.4625in" style:rel-column-width="32767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925in" style:rel-width="100%" fo:margin-left="0in" fo:margin-top="0in" fo:margin-bottom="0in" table:align="left" style:writing-mode="lr-tb"/>
    </style:style>
    <style:style style:name="Table8.A" style:family="table-column">
      <style:table-column-properties style:column-width="3.4625in" style:rel-column-width="32767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925in" style:rel-width="100%" fo:margin-left="0in" fo:margin-top="0in" fo:margin-bottom="0in" table:align="left" style:writing-mode="lr-tb"/>
    </style:style>
    <style:style style:name="Table9.A" style:family="table-column">
      <style:table-column-properties style:column-width="3.4625in" style:rel-column-width="32767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6.925in" style:rel-width="100%" fo:margin-left="0in" fo:margin-top="0in" fo:margin-bottom="0in" table:align="left" style:writing-mode="lr-tb"/>
    </style:style>
    <style:style style:name="Table10.A" style:family="table-column">
      <style:table-column-properties style:column-width="3.4625in" style:rel-column-width="32767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6.925in" style:rel-width="100%" fo:margin-left="0in" fo:margin-top="0in" fo:margin-bottom="0in" table:align="left" style:writing-mode="lr-tb"/>
    </style:style>
    <style:style style:name="Table11.A" style:family="table-column">
      <style:table-column-properties style:column-width="3.4625in" style:rel-column-width="32767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start" style:justify-single-word="false" fo:orphans="0" fo:widows="0" style:writing-mode="lr-tb"/>
    </style:style>
    <style:style style:name="P4" style:family="paragraph" style:parent-style-name="Table_20_Contents">
      <style:paragraph-properties fo:text-align="center" style:justify-single-word="false" fo:orphans="0" fo:widows="0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QL Challenges</text:span></text:p>
      <text:p text:style-name="P2"/>
      <text:p text:style-name="P1"><text:span text:style-name="T1">Basic/easy challenges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<text:span text:style-name="T1">Challenge difficulty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Challenge number 1/10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Resources used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Difficulty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Recommendation for others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Screenshot of solution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Explanation of solution</text:span></text:p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p text:style-name="P1"><text:span text:style-name="T1">Basic/easy challenges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<text:span text:style-name="T1">Challenge difficulty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Challenge number 2/10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Resources used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Difficulty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Recommendation for others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Screenshot of solution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Explanation of solution</text:span></text:p>
          </table:table-cell>
          <table:table-cell table:style-name="Table2.A1" office:value-type="string">
            <text:p text:style-name="P4"/>
          </table:table-cell>
        </table:table-row>
      </table:table>
      <text:p text:style-name="P2"/>
      <text:p text:style-name="P2"/>
      <text:p text:style-name="P1"><text:span text:style-name="T1">Basic/easy challenges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"><text:span text:style-name="T1">Challenge difficulty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Challenge number 3/10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Resources used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Difficulty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Recommendation for others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Screenshot of solution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Explanation of solution</text:span></text:p>
          </table:table-cell>
          <table:table-cell table:style-name="Table3.A1" office:value-type="string">
            <text:p text:style-name="P4"/>
          </table:table-cell>
        </table:table-row>
      </table:table>
      <text:p text:style-name="P2"/>
      <text:p text:style-name="P1"><text:span text:style-name="T1">Basic/easy challenges</text:span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3"><text:span text:style-name="T1">Challenge difficulty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Challenge number 4/10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Resources used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Difficulty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Recommendation for others</text:span></text:p>
          </table:table-cell>
          <table:table-cell table:style-name="Table4.A1" office:value-type="string">
            <text:p text:style-name="P4"/>
          </table:table-cell>
        </table:table-row>
        <text:soft-page-break/>
        <table:table-row table:style-name="Table4.1">
          <table:table-cell table:style-name="Table4.A1" office:value-type="string">
            <text:p text:style-name="P3"><text:span text:style-name="T1">Screenshot of solution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Explanation of solution</text:span></text:p>
          </table:table-cell>
          <table:table-cell table:style-name="Table4.A1" office:value-type="string">
            <text:p text:style-name="P4"/>
          </table:table-cell>
        </table:table-row>
      </table:table>
      <text:p text:style-name="P2"/>
      <text:p text:style-name="P1"><text:span text:style-name="T1">Basic/easy challenges</text:span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3"><text:span text:style-name="T1">Challenge difficulty</text:span></text:p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3"><text:span text:style-name="T1">Challenge number 5/10</text:span></text:p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3"><text:span text:style-name="T1">Resources used</text:span></text:p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3"><text:span text:style-name="T1">Difficulty</text:span></text:p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3"><text:span text:style-name="T1">Recommendation for others</text:span></text:p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3"><text:span text:style-name="T1">Screenshot of solution</text:span></text:p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3"><text:span text:style-name="T1">Explanation of solution</text:span></text:p>
          </table:table-cell>
          <table:table-cell table:style-name="Table5.A1" office:value-type="string">
            <text:p text:style-name="P4"/>
          </table:table-cell>
        </table:table-row>
      </table:table>
      <text:p text:style-name="P2"/>
      <text:p text:style-name="P1"><text:span text:style-name="T1">Basic/easy challenges</text:span></text:p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3"><text:span text:style-name="T1">Challenge difficulty</text:span></text:p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3"><text:span text:style-name="T1">Challenge number 6/10</text:span></text:p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3"><text:span text:style-name="T1">Resources used</text:span></text:p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3"><text:span text:style-name="T1">Difficulty</text:span></text:p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3"><text:span text:style-name="T1">Recommendation for others</text:span></text:p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3"><text:span text:style-name="T1">Screenshot of solution</text:span></text:p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3"><text:span text:style-name="T1">Explanation of solution</text:span></text:p>
          </table:table-cell>
          <table:table-cell table:style-name="Table6.A1" office:value-type="string">
            <text:p text:style-name="P4"/>
          </table:table-cell>
        </table:table-row>
      </table:table>
      <text:p text:style-name="P2"/>
      <text:p text:style-name="P1"><text:span text:style-name="T1">Basic/easy challenges</text:span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3"><text:span text:style-name="T1">Challenge difficulty</text:span>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P3"><text:span text:style-name="T1">Challenge number 7/10</text:span>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P3"><text:span text:style-name="T1">Resources used</text:span>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P3"><text:span text:style-name="T1">Difficulty</text:span>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P3"><text:span text:style-name="T1">Recommendation for others</text:span>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P3"><text:span text:style-name="T1">Screenshot of solution</text:span>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P3"><text:span text:style-name="T1">Explanation of solution</text:span></text:p>
          </table:table-cell>
          <table:table-cell table:style-name="Table7.A1" office:value-type="string">
            <text:p text:style-name="P4"/>
          </table:table-cell>
        </table:table-row>
      </table:table>
      <text:p text:style-name="P2"/>
      <text:p text:style-name="P1"><text:span text:style-name="T1">Basic/easy challenges</text:span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3"><text:span text:style-name="T1">Challenge difficulty</text:span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1" office:value-type="string">
            <text:p text:style-name="P3"><text:span text:style-name="T1">Challenge number 8/10</text:span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1" office:value-type="string">
            <text:p text:style-name="P3"><text:span text:style-name="T1">Resources used</text:span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1" office:value-type="string">
            <text:p text:style-name="P3"><text:span text:style-name="T1">Difficulty</text:span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1" office:value-type="string">
            <text:p text:style-name="P3"><text:span text:style-name="T1">Recommendation for others</text:span></text:p>
          </table:table-cell>
          <table:table-cell table:style-name="Table8.A1" office:value-type="string">
            <text:p text:style-name="P4"/>
          </table:table-cell>
        </table:table-row>
        <text:soft-page-break/>
        <table:table-row table:style-name="Table8.1">
          <table:table-cell table:style-name="Table8.A1" office:value-type="string">
            <text:p text:style-name="P3"><text:span text:style-name="T1">Screenshot of solution</text:span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1" office:value-type="string">
            <text:p text:style-name="P3"><text:span text:style-name="T1">Explanation of solution</text:span></text:p>
          </table:table-cell>
          <table:table-cell table:style-name="Table8.A1" office:value-type="string">
            <text:p text:style-name="P4"/>
          </table:table-cell>
        </table:table-row>
      </table:table>
      <text:p text:style-name="P2"/>
      <text:p text:style-name="P1"><text:span text:style-name="T1">Basic/easy challenges</text:span></text:p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3"><text:span text:style-name="T1">Challenge difficulty</text:span></text:p>
          </table:table-cell>
          <table:table-cell table:style-name="Table9.A1" office:value-type="string">
            <text:p text:style-name="P4"/>
          </table:table-cell>
        </table:table-row>
        <table:table-row table:style-name="Table9.1">
          <table:table-cell table:style-name="Table9.A1" office:value-type="string">
            <text:p text:style-name="P3"><text:span text:style-name="T1">Challenge number 9/10</text:span></text:p>
          </table:table-cell>
          <table:table-cell table:style-name="Table9.A1" office:value-type="string">
            <text:p text:style-name="P4"/>
          </table:table-cell>
        </table:table-row>
        <table:table-row table:style-name="Table9.1">
          <table:table-cell table:style-name="Table9.A1" office:value-type="string">
            <text:p text:style-name="P3"><text:span text:style-name="T1">Resources used</text:span></text:p>
          </table:table-cell>
          <table:table-cell table:style-name="Table9.A1" office:value-type="string">
            <text:p text:style-name="P4"/>
          </table:table-cell>
        </table:table-row>
        <table:table-row table:style-name="Table9.1">
          <table:table-cell table:style-name="Table9.A1" office:value-type="string">
            <text:p text:style-name="P3"><text:span text:style-name="T1">Difficulty</text:span></text:p>
          </table:table-cell>
          <table:table-cell table:style-name="Table9.A1" office:value-type="string">
            <text:p text:style-name="P4"/>
          </table:table-cell>
        </table:table-row>
        <table:table-row table:style-name="Table9.1">
          <table:table-cell table:style-name="Table9.A1" office:value-type="string">
            <text:p text:style-name="P3"><text:span text:style-name="T1">Recommendation for others</text:span></text:p>
          </table:table-cell>
          <table:table-cell table:style-name="Table9.A1" office:value-type="string">
            <text:p text:style-name="P4"/>
          </table:table-cell>
        </table:table-row>
        <table:table-row table:style-name="Table9.1">
          <table:table-cell table:style-name="Table9.A1" office:value-type="string">
            <text:p text:style-name="P3"><text:span text:style-name="T1">Screenshot of solution</text:span></text:p>
          </table:table-cell>
          <table:table-cell table:style-name="Table9.A1" office:value-type="string">
            <text:p text:style-name="P4"/>
          </table:table-cell>
        </table:table-row>
        <table:table-row table:style-name="Table9.1">
          <table:table-cell table:style-name="Table9.A1" office:value-type="string">
            <text:p text:style-name="P3"><text:span text:style-name="T1">Explanation of solution</text:span></text:p>
          </table:table-cell>
          <table:table-cell table:style-name="Table9.A1" office:value-type="string">
            <text:p text:style-name="P4"/>
          </table:table-cell>
        </table:table-row>
      </table:table>
      <text:p text:style-name="P2"/>
      <text:p text:style-name="P1"><text:span text:style-name="T1">Basic/easy challenges</text:span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3"><text:span text:style-name="T1">Challenge difficulty</text:span></text:p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p text:style-name="P3"><text:span text:style-name="T1">Challenge number 10/10</text:span></text:p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p text:style-name="P3"><text:span text:style-name="T1">Resources used</text:span></text:p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p text:style-name="P3"><text:span text:style-name="T1">Difficulty</text:span></text:p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p text:style-name="P3"><text:span text:style-name="T1">Recommendation for others</text:span></text:p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p text:style-name="P3"><text:span text:style-name="T1">Screenshot of solution</text:span></text:p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p text:style-name="P3"><text:span text:style-name="T1">Explanation of solution</text:span></text:p>
          </table:table-cell>
          <table:table-cell table:style-name="Table10.A1" office:value-type="string">
            <text:p text:style-name="P4"/>
          </table:table-cell>
        </table:table-row>
      </table:table>
      <text:p text:style-name="P2"/>
      <text:p text:style-name="P2"/>
      <text:p text:style-name="P1"><text:span text:style-name="T1">Intermediate/Medium (or Advanced) Challenge</text:span></text:p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3"><text:span text:style-name="T1">Challenge difficulty</text:span></text:p>
          </table:table-cell>
          <table:table-cell table:style-name="Table11.A1" office:value-type="string"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3"><text:span text:style-name="T1">Resources used</text:span></text:p>
          </table:table-cell>
          <table:table-cell table:style-name="Table11.A1" office:value-type="string"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3"><text:span text:style-name="T1">Difficulty</text:span></text:p>
          </table:table-cell>
          <table:table-cell table:style-name="Table11.A1" office:value-type="string"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3"><text:span text:style-name="T1">Recommendation for others</text:span></text:p>
          </table:table-cell>
          <table:table-cell table:style-name="Table11.A1" office:value-type="string"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3"><text:span text:style-name="T1">Screenshot of solution</text:span></text:p>
          </table:table-cell>
          <table:table-cell table:style-name="Table11.A1" office:value-type="string"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3"><text:span text:style-name="T1">Explanation of solution</text:span></text:p>
          </table:table-cell>
          <table:table-cell table:style-name="Table11.A1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1">HackerRank Profile Screensho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1:35:35</meta:creation-date>
    <dc:language>en-US</dc:language>
    <dc:date>2025-08-29T10:13:12</dc:date>
    <meta:editing-cycles>5</meta:editing-cycles>
    <meta:editing-duration>PT11M</meta:editing-duration>
    <meta:generator>LibreOffice/7.3.7.2$Linux_X86_64 LibreOffice_project/30$Build-2</meta:generator>
    <meta:document-statistic meta:table-count="11" meta:image-count="0" meta:object-count="0" meta:page-count="3" meta:paragraph-count="89" meta:word-count="213" meta:character-count="1761" meta:non-whitespace-character-count="1637"/>
    <meta:user-defined meta:name="AppVersion">15.0000</meta:user-defined>
  </office:meta>
</office:document-meta>
</file>